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style:text-underline-style="solid" style:text-underline-width="bold" style:text-underline-color="font-color" fo:font-weight="bold" officeooo:rsid="0006f166" officeooo:paragraph-rsid="0006f166" style:font-weight-asian="bold" style:font-weight-complex="bold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style:text-underline-style="none" fo:font-weight="normal" officeooo:rsid="0006f166" officeooo:paragraph-rsid="0006f166" style:font-weight-asian="normal" style:font-weight-complex="normal"/>
    </style:style>
    <style:style style:name="P4" style:family="paragraph" style:parent-style-name="Standard">
      <style:text-properties style:font-name="Times New Roman" officeooo:paragraph-rsid="0015e5e1"/>
    </style:style>
    <style:style style:name="P5" style:family="paragraph" style:parent-style-name="Standard">
      <style:text-properties style:font-name="Times New Roman" style:text-underline-style="none" fo:font-weight="normal" officeooo:rsid="0006f166" officeooo:paragraph-rsid="001924ca" style:font-weight-asian="normal" style:font-weight-complex="normal"/>
    </style:style>
    <style:style style:name="P6" style:family="paragraph" style:parent-style-name="Standard">
      <style:text-properties style:font-name="Times New Roman" officeooo:paragraph-rsid="00179116"/>
    </style:style>
    <style:style style:name="P7" style:family="paragraph" style:parent-style-name="Standard">
      <style:text-properties style:font-name="Times New Roman" style:text-underline-style="solid" style:text-underline-width="bold" style:text-underline-color="font-color" fo:font-weight="bold" officeooo:rsid="0006f166" officeooo:paragraph-rsid="001924ca" style:font-weight-asian="bold" style:font-weight-complex="bold"/>
    </style:style>
    <style:style style:name="T1" style:family="text">
      <style:text-properties officeooo:rsid="001924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:</text:p>
      <text:p text:style-name="P2"/>
      <text:p text:style-name="P6">import java.util.*;</text:p>
      <text:p text:style-name="P6">class Dlinkedlist {</text:p>
      <text:p text:style-name="P6"><text:s text:c="4"/>public static void main ( String args []) {</text:p>
      <text:p text:style-name="P6"><text:s text:c="8"/>LinkedList &lt; Integer &gt; ll = new LinkedList &lt; Integer &gt;();</text:p>
      <text:p text:style-name="P6"><text:s text:c="8"/>ll.add(10);</text:p>
      <text:p text:style-name="P6"><text:s text:c="8"/>ll.add(30);</text:p>
      <text:p text:style-name="P6"><text:s text:c="8"/>ll.addFirst(0);</text:p>
      <text:p text:style-name="P6"><text:s text:c="8"/>ll.addLast(40);</text:p>
      <text:p text:style-name="P6"><text:s text:c="8"/>ll.add(2, 20);</text:p>
      <text:p text:style-name="P6"><text:s text:c="8"/>System.out.println ( "List After Insertion : " );</text:p>
      <text:p text:style-name="P6"><text:s text:c="8"/>ListIterator &lt; Integer &gt; itr = ll.listIterator();</text:p>
      <text:p text:style-name="P6"><text:s text:c="8"/>while ( itr.hasNext()) {</text:p>
      <text:p text:style-name="P6"><text:s text:c="12"/>System.out.print( itr.next () + " ");</text:p>
      <text:p text:style-name="P6"><text:s text:c="8"/>}</text:p>
      <text:p text:style-name="P6"><text:s text:c="8"/>System.out.println("\nList from backwards before removing: ");</text:p>
      <text:p text:style-name="P6"><text:s text:c="8"/>while(itr.hasPrevious()){</text:p>
      <text:p text:style-name="P6"><text:s text:c="12"/>System.out.print(itr.previous() + " ");</text:p>
      <text:p text:style-name="P6"><text:s text:c="8"/>}</text:p>
      <text:p text:style-name="P6"><text:s text:c="8"/>ll.remove ( 0 );</text:p>
      <text:p text:style-name="P6"><text:s text:c="8"/>ll.remove(Integer.valueOf(10));</text:p>
      <text:p text:style-name="P6"><text:s text:c="8"/>System.out.println("\nSize is " + ll.size());</text:p>
      <text:p text:style-name="P6"><text:s text:c="8"/>System.out.println ( "List After Removing : " );</text:p>
      <text:p text:style-name="P6"><text:s text:c="8"/>ListIterator &lt; Integer &gt; rti = ll.listIterator(); </text:p>
      <text:p text:style-name="P6"><text:s text:c="8"/>while ( rti.hasNext ()) {</text:p>
      <text:p text:style-name="P6"><text:s text:c="12"/>System.out.print( rti.next ()+" ");</text:p>
      <text:p text:style-name="P6"><text:s text:c="8"/>}</text:p>
      <text:p text:style-name="P6"><text:s text:c="8"/>System.out.println("\nList from backwards: ");</text:p>
      <text:p text:style-name="P6"><text:s text:c="8"/>while(rti.hasPrevious()){</text:p>
      <text:p text:style-name="P6"><text:s text:c="12"/>System.out.print(rti.previous()+" ");</text:p>
      <text:p text:style-name="P6"><text:s text:c="8"/>}</text:p>
      <text:p text:style-name="P6"><text:s text:c="8"/>int a;</text:p>
      <text:p text:style-name="P6"><text:s text:c="8"/>System.out.println("\nSearching for 40: ");</text:p>
      <text:p text:style-name="P6"><text:s text:c="8"/>while(rti.hasNext()){</text:p>
      <text:p text:style-name="P6"><text:s text:c="12"/>a = rti.next();</text:p>
      <text:p text:style-name="P6"><text:s text:c="12"/>if(a==40){</text:p>
      <text:p text:style-name="P6"><text:s text:c="16"/>System.out.println(a);</text:p>
      <text:p text:style-name="P6"><text:s text:c="16"/>System.out.println("found at index "+ll.indexOf(a));</text:p>
      <text:p text:style-name="P6"><text:s text:c="12"/>}</text:p>
      <text:p text:style-name="P6"><text:s text:c="8"/>}</text:p>
      <text:p text:style-name="P6"><text:s text:c="4"/>}</text:p>
      <text:p text:style-name="P6">}</text:p>
      <text:p text:style-name="P6"/>
      <text:p text:style-name="P7"><text:span text:style-name="T1">OUTPUT</text:span>:</text:p>
      <text:p text:style-name="P7"/>
      <text:p text:style-name="P5">List After Insertion :</text:p>
      <text:p text:style-name="P5">0 10 20 30 40</text:p>
      <text:p text:style-name="P5">List from backwards before removing:</text:p>
      <text:p text:style-name="P5">40 30 20 10 0</text:p>
      <text:p text:style-name="P5">Size is 3</text:p>
      <text:p text:style-name="P5">List After Removing :</text:p>
      <text:p text:style-name="P5"><text:soft-page-break/>20 30 40</text:p>
      <text:p text:style-name="P5">List from backwards:</text:p>
      <text:p text:style-name="P5">40 30 20</text:p>
      <text:p text:style-name="P5">Searching for 40:</text:p>
      <text:p text:style-name="P5">40</text:p>
      <text:p text:style-name="P5">found at index 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17:34:17.976000000</meta:creation-date>
    <dc:date>2022-03-03T19:53:51.956000000</dc:date>
    <meta:editing-duration>PT2H49M16S</meta:editing-duration>
    <meta:editing-cycles>15</meta:editing-cycles>
    <meta:generator>LibreOffice/7.3.0.3$Windows_X86_64 LibreOffice_project/0f246aa12d0eee4a0f7adcefbf7c878fc2238db3</meta:generator>
    <meta:document-statistic meta:table-count="0" meta:image-count="0" meta:object-count="0" meta:page-count="2" meta:paragraph-count="55" meta:word-count="177" meta:character-count="1564" meta:non-whitespace-character-count="1101"/>
  </office:meta>
</office:document-meta>
</file>